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Bahnschrift SemiBold" svg:font-family="Bahnschrift SemiBold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Bahnschrift Semi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Bahnschrift SemiBold"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style:font-name="Bahnschrift SemiBold"/>
    </style:style>
    <style:style style:name="P4" style:parent-style-name="Standard" style:family="paragraph">
      <style:paragraph-properties fo:text-align="center"/>
      <style:text-properties style:font-name="Bahnschrift SemiBold"/>
    </style:style>
    <style:style style:name="P5" style:parent-style-name="Standard" style:family="paragraph">
      <style:paragraph-properties fo:text-align="center"/>
      <style:text-properties style:font-name="Bahnschrift SemiBold" fo:font-weight="bold" style:font-weight-asian="bold" style:font-weight-complex="bold" fo:font-size="22pt" style:font-size-asian="22pt" style:font-size-complex="22pt"/>
    </style:style>
    <style:style style:name="P6" style:parent-style-name="Standard" style:family="paragraph">
      <style:paragraph-properties fo:text-align="center"/>
    </style:style>
    <style:style style:name="T7" style:parent-style-name="Hiperłącze" style:family="text">
      <style:text-properties style:font-name="Bahnschrift SemiBold" fo:font-weight="bold" style:font-weight-asian="bold" style:font-weight-complex="bold" fo:font-size="22pt" style:font-size-asian="22pt" style:font-size-complex="22pt"/>
    </style:style>
    <style:style style:name="P8" style:parent-style-name="Standard" style:family="paragraph">
      <style:text-properties style:font-name="Bahnschrift SemiBold"/>
    </style:style>
    <style:style style:name="P9" style:parent-style-name="Standard" style:family="paragraph">
      <style:text-properties style:font-name="Bahnschrift SemiBold"/>
    </style:style>
    <style:style style:name="T10" style:parent-style-name="Domyślnaczcionkaakapitu" style:family="text">
      <style:text-properties style:font-name="Bahnschrift SemiBold"/>
    </style:style>
    <style:style style:name="T11" style:parent-style-name="Domyślnaczcionkaakapitu" style:family="text">
      <style:text-properties style:font-name="Bahnschrift SemiBold"/>
    </style:style>
    <style:style style:name="T12" style:parent-style-name="Domyślnaczcionkaakapitu" style:family="text">
      <style:text-properties style:font-name="Bahnschrift SemiBold"/>
    </style:style>
    <style:style style:name="P13" style:parent-style-name="Standard" style:family="paragraph">
      <style:text-properties style:font-name="Bahnschrift SemiBold"/>
    </style:style>
    <style:style style:name="P14" style:parent-style-name="Standard" style:family="paragraph">
      <style:text-properties style:font-name="Bahnschrift SemiBold"/>
    </style:style>
    <style:style style:name="P15" style:parent-style-name="Standard" style:family="paragraph">
      <style:text-properties style:font-name="Bahnschrift SemiBold"/>
    </style:style>
    <style:style style:name="P16" style:parent-style-name="Standard" style:family="paragraph">
      <style:text-properties style:font-name="Bahnschrift SemiBold"/>
    </style:style>
    <style:style style:name="P17" style:parent-style-name="Standard" style:family="paragraph">
      <style:text-properties style:font-name="Bahnschrift SemiBold"/>
    </style:style>
    <style:style style:name="T18" style:parent-style-name="Domyślnaczcionkaakapitu" style:family="text">
      <style:text-properties style:font-name="Bahnschrift SemiBold"/>
    </style:style>
    <style:style style:name="T19" style:parent-style-name="Domyślnaczcionkaakapitu" style:family="text">
      <style:text-properties style:font-name="Bahnschrift SemiBold"/>
    </style:style>
    <style:style style:name="P20" style:parent-style-name="Standard" style:family="paragraph">
      <style:text-properties style:font-name="Bahnschrift SemiBold"/>
    </style:style>
    <style:style style:name="P21" style:parent-style-name="Standard" style:family="paragraph">
      <style:text-properties style:font-name="Bahnschrift SemiBold"/>
    </style:style>
    <style:style style:name="P22" style:parent-style-name="Standard" style:family="paragraph">
      <style:text-properties style:font-name="Bahnschrift SemiBold"/>
    </style:style>
    <style:style style:name="P23" style:parent-style-name="Standard" style:family="paragraph">
      <style:text-properties style:font-name="Bahnschrift SemiBold" fo:language="en" fo:country="US"/>
    </style:style>
    <style:style style:name="P24" style:parent-style-name="Standard" style:family="paragraph">
      <style:text-properties style:font-name="Bahnschrift SemiBold" fo:language="en" fo:country="US"/>
    </style:style>
    <style:style style:name="P25" style:parent-style-name="Standard" style:family="paragraph">
      <style:text-properties style:font-name="Bahnschrift SemiBold" fo:language="en" fo:country="US"/>
    </style:style>
    <style:style style:name="P26" style:parent-style-name="Standard" style:family="paragraph">
      <style:text-properties style:font-name="Bahnschrift SemiBold" fo:language="en" fo:country="US"/>
    </style:style>
    <style:style style:name="P27" style:parent-style-name="Standard" style:family="paragraph">
      <style:text-properties style:font-name="Bahnschrift SemiBold" fo:language="en" fo:country="US"/>
    </style:style>
    <style:style style:name="P28" style:parent-style-name="Standard" style:family="paragraph">
      <style:text-properties style:font-name="Bahnschrift SemiBold" fo:language="en" fo:country="US"/>
    </style:style>
    <style:style style:name="P29" style:parent-style-name="Standard" style:family="paragraph">
      <style:text-properties style:font-name="Bahnschrift SemiBold"/>
    </style:style>
    <style:style style:name="P30" style:parent-style-name="Standard" style:family="paragraph">
      <style:text-properties style:font-name="Bahnschrift SemiBold"/>
    </style:style>
    <style:style style:name="P31" style:parent-style-name="Standard" style:family="paragraph">
      <style:text-properties style:font-name="Bahnschrift SemiBold"/>
    </style:style>
    <style:style style:name="P32" style:parent-style-name="Standard" style:family="paragraph">
      <style:text-properties style:font-name="Bahnschrift SemiBold"/>
    </style:style>
    <style:style style:name="P33" style:parent-style-name="Standard" style:family="paragraph">
      <style:text-properties style:font-name="Bahnschrift SemiBold"/>
    </style:style>
    <style:style style:name="T34" style:parent-style-name="Domyślnaczcionkaakapitu" style:family="text">
      <style:text-properties style:font-name="Bahnschrift SemiBold" fo:font-size="18pt" style:font-size-asian="18pt" style:font-size-complex="18pt"/>
    </style:style>
    <style:style style:name="P35" style:parent-style-name="Standard" style:family="paragraph">
      <style:text-properties style:font-name="Bahnschrift SemiBold"/>
    </style:style>
    <style:style style:name="P36" style:parent-style-name="Standard" style:family="paragraph">
      <style:text-properties style:font-name="Bahnschrift SemiBold"/>
    </style:style>
    <style:style style:name="P37" style:parent-style-name="Standard" style:family="paragraph">
      <style:text-properties style:font-name="Bahnschrift SemiBold"/>
    </style:style>
    <style:style style:name="P38" style:parent-style-name="Standard" style:family="paragraph">
      <style:text-properties style:font-name="Bahnschrift SemiBold" fo:font-size="18pt" style:font-size-asian="18pt" style:font-size-complex="18pt"/>
    </style:style>
    <style:style style:name="P39" style:parent-style-name="Standard" style:family="paragraph">
      <style:paragraph-properties fo:text-align="center"/>
      <style:text-properties style:font-name="Bahnschrift SemiBold" fo:font-size="18pt" style:font-size-asian="18pt" style:font-size-complex="18pt"/>
    </style:style>
    <style:style style:name="P40" style:parent-style-name="Standard" style:family="paragraph">
      <style:text-properties style:font-name="Bahnschrift SemiBold"/>
    </style:style>
    <style:style style:name="P41" style:parent-style-name="Standard" style:family="paragraph">
      <style:text-properties style:font-name="Bahnschrift SemiBold"/>
    </style:style>
    <style:style style:name="P42" style:parent-style-name="Standard" style:family="paragraph">
      <style:text-properties style:font-name="Bahnschrift SemiBold"/>
    </style:style>
    <style:style style:name="P43" style:parent-style-name="Standard" style:family="paragraph">
      <style:text-properties style:font-name="Bahnschrift SemiBold"/>
    </style:style>
    <style:style style:name="P44" style:parent-style-name="Standard" style:family="paragraph">
      <style:text-properties style:font-name="Bahnschrift SemiBold"/>
    </style:style>
    <style:style style:name="P45" style:parent-style-name="Standard" style:family="paragraph">
      <style:text-properties style:font-name="Bahnschrift SemiBold" fo:font-size="18pt" style:font-size-asian="18pt" style:font-size-complex="18pt"/>
    </style:style>
    <style:style style:name="P46" style:parent-style-name="Standard" style:family="paragraph">
      <style:text-properties style:font-name="Bahnschrift SemiBold"/>
    </style:style>
    <style:style style:name="P47" style:parent-style-name="Standard" style:family="paragraph">
      <style:text-properties style:font-name="Bahnschrift SemiBold"/>
    </style:style>
    <style:style style:name="P48" style:parent-style-name="Standard" style:family="paragraph">
      <style:text-properties style:font-name="Bahnschrift SemiBold"/>
    </style:style>
    <style:style style:name="P49" style:parent-style-name="Standard" style:family="paragraph">
      <style:text-properties style:font-name="Bahnschrift SemiBold"/>
    </style:style>
    <style:style style:name="P50" style:parent-style-name="Standard" style:family="paragraph">
      <style:text-properties style:font-name="Bahnschrift SemiBold"/>
    </style:style>
    <style:style style:name="P51" style:parent-style-name="Standard" style:family="paragraph">
      <style:text-properties style:font-name="Bahnschrift SemiBold"/>
    </style:style>
    <style:style style:name="P52" style:parent-style-name="Standard" style:family="paragraph">
      <style:text-properties style:font-name="Bahnschrift SemiBold"/>
    </style:style>
    <style:style style:name="P53" style:parent-style-name="Standard" style:family="paragraph">
      <style:text-properties style:font-name="Bahnschrift SemiBold"/>
    </style:style>
    <style:style style:name="P54" style:parent-style-name="Standard" style:family="paragraph">
      <style:text-properties style:font-name="Bahnschrift SemiBold"/>
    </style:style>
    <style:style style:name="P55" style:parent-style-name="Standard" style:family="paragraph">
      <style:text-properties style:font-name="Bahnschrift SemiBold" fo:font-size="18pt" style:font-size-asian="18pt" style:font-size-complex="18pt"/>
    </style:style>
    <style:style style:name="T56" style:parent-style-name="Domyślnaczcionkaakapitu" style:family="text">
      <style:text-properties style:font-name="Bahnschrift SemiBold"/>
    </style:style>
    <style:style style:name="T57" style:parent-style-name="Domyślnaczcionkaakapitu" style:family="text">
      <style:text-properties style:font-name="Bahnschrift SemiBold"/>
    </style:style>
    <style:style style:name="T58" style:parent-style-name="Domyślnaczcionkaakapitu" style:family="text">
      <style:text-properties style:font-name="Bahnschrift SemiBold"/>
    </style:style>
    <style:style style:name="T59" style:parent-style-name="Domyślnaczcionkaakapitu" style:family="text">
      <style:text-properties style:font-name="Bahnschrift SemiBold"/>
    </style:style>
    <style:style style:name="T60" style:parent-style-name="Domyślnaczcionkaakapitu" style:family="text">
      <style:text-properties style:font-name="Bahnschrift SemiBold" fo:font-size="18pt" style:font-size-asian="18pt" style:font-size-complex="18pt"/>
    </style:style>
    <style:style style:name="T61" style:parent-style-name="Domyślnaczcionkaakapitu" style:family="text">
      <style:text-properties style:font-name="Bahnschrift SemiBold" fo:font-size="15pt" style:font-size-asian="15pt" style:font-size-complex="15pt"/>
    </style:style>
    <style:style style:name="T62" style:parent-style-name="Domyślnaczcionkaakapitu" style:family="text">
      <style:text-properties style:font-name="Bahnschrift SemiBold" fo:font-size="15pt" style:font-size-asian="15pt" style:font-size-complex="15pt"/>
    </style:style>
    <style:style style:name="T63" style:parent-style-name="Domyślnaczcionkaakapitu" style:family="text">
      <style:text-properties style:font-name="Bahnschrift SemiBold"/>
    </style:style>
    <style:style style:name="T64" style:parent-style-name="Domyślnaczcionkaakapitu" style:family="text">
      <style:text-properties style:font-name="Bahnschrift SemiBold"/>
    </style:style>
    <style:style style:name="P65" style:parent-style-name="Standard" style:family="paragraph">
      <style:text-properties fo:font-size="15pt" style:font-size-asian="15pt" style:font-size-complex="15pt"/>
    </style:style>
    <style:style style:name="P66" style:parent-style-name="Standard" style:family="paragraph">
      <style:text-properties style:font-name="Bahnschrift SemiBold"/>
    </style:style>
    <style:style style:name="P67" style:parent-style-name="Standard" style:family="paragraph">
      <style:text-properties style:font-name="Bahnschrift SemiBold" fo:font-size="18pt" style:font-size-asian="18pt" style:font-size-complex="18pt"/>
    </style:style>
    <style:style style:name="P68" style:parent-style-name="Standard" style:family="paragraph">
      <style:paragraph-properties fo:text-align="justify"/>
      <style:text-properties style:font-name="Bahnschrift SemiBold"/>
    </style:style>
    <style:style style:name="P69" style:parent-style-name="Standard" style:family="paragraph">
      <style:paragraph-properties fo:text-align="justify"/>
      <style:text-properties style:font-name="Bahnschrift SemiBold"/>
    </style:style>
  </office:automatic-styles>
  <office:body>
    <office:text text:use-soft-page-breaks="true">
      <text:p text:style-name="P1">Projekt 2020</text:p>
      <text:p text:style-name="P2">Informatyzacja karty obiegowej firmy Gedia</text:p>
      <text:p text:style-name="P3"/>
      <text:p text:style-name="P4"/>
      <text:p text:style-name="P5">Link do prezentacji projektu (film):</text:p>
      <text:p text:style-name="P6"><text:a xlink:href="https://youtu.be/iqojQQuKYMk" office:target-frame-name="_top" xlink:show="replace"><text:span text:style-name="T7">LINK</text:span></text:a></text:p>
      <text:p text:style-name="P8"/>
      <text:p text:style-name="P9"/>
      <text:p text:style-name="Standard"><text:span text:style-name="T10">Założenie projektu: Analiza oraz zinformatyzowanie karty obiegowej firmy Gedia</text:span><text:span text:style-name="T11"><text:line-break/></text:span><text:span text:style-name="T12">Czas realizacji: 16.11.2020. - 24.11.2020.</text:span></text:p>
      <text:p text:style-name="P13">Wykonawcy: Jakub Ostrowski, Szymon Czaykowski, CKZiU<text:s/>„Elektryk”, klasa 4C1TZ</text:p>
      <text:p text:style-name="P14">Użyte programy:</text:p>
      <text:p text:style-name="P15">- przeglądarki (Google Chrome, Safari, Chromium)</text:p>
      <text:p text:style-name="P16">- edytory tekstu (Notepad++, Atom)</text:p>
      <text:p text:style-name="P17">- pakiet serwera (XAMPP)</text:p>
      <text:p text:style-name="Standard"><text:span text:style-name="T18">- edytory grafiki (GIMP)</text:span></text:p>
      <text:p text:style-name="Standard"><text:span text:style-name="T19">- komunikacja (Discord)</text:span></text:p>
      <text:p text:style-name="P20">- organizacja pracy (GitHub Desktop)</text:p>
      <text:p text:style-name="P21"/>
      <text:p text:style-name="P22">Użyte technologie webowe, języki:</text:p>
      <text:p text:style-name="P23">- HTML</text:p>
      <text:p text:style-name="P24">- PHP</text:p>
      <text:p text:style-name="P25">- SQL</text:p>
      <text:p text:style-name="P26">- JavaScript</text:p>
      <text:p text:style-name="P27"/>
      <text:p text:style-name="P28">Pliki:</text:p>
      <text:p text:style-name="P29">- strony (7 plików)</text:p>
      <text:p text:style-name="P30">- style (3 pliki)</text:p>
      <text:p text:style-name="P31">- graficzne (1 plik)</text:p>
      <text:p text:style-name="P32">- bazy danych (1 plik)</text:p>
      <text:p text:style-name="P33"/>
      <text:p text:style-name="Standard"><text:span text:style-name="T34">Opis idei</text:span></text:p>
      <text:p text:style-name="P35"/>
      <text:p text:style-name="P36">Nasza propozycja brzmi następująco: umieścić dokument na stronie internetowej z mechanizmem<text:s/>logowania i rejestracji, gdzie każdy pracownik będzie mogł się zarejestrować i jednocześnie założyć swoją elektroniczną kartę obiegową. Podobną możliwość ma każdy z kierowników – również może on się zarejestrować oraz określić przy tym dział, którym się zajmuje.</text:p>
      <text:p text:style-name="P37"/>
      <text:p text:style-name="P38">Mechanika i opcje użytkowników</text:p>
      <text:p text:style-name="P39"/>
      <text:p text:style-name="P40">W zależności od rodzaju konta (pracownik / kierownik) strona oferuje różne możliwości. Ogólna mechanika systemu wygląda następująco:</text:p>
      <text:p text:style-name="P41"/>
      <text:soft-page-break/>
      <text:p text:style-name="P42">Pracownikowi w momencie rejestracji automatycznie przypisuje się czystą,<text:s/>właśnie utworzoną kartę obiegową. Widnieją na niej takie dane, jak imię, nazwisko, numer identyfikacyjny i data zwolnienia danego pracownika, a także informacja na temat stanu rozliczenia z poszczególnym działem (podpisano / wymaga podpisu). Pracownik od momentu rejestracji może w dowolnym momencie zalogować się na swoje konto i podejrzeć swoją kartę, głównie w celu sprawdzenia, które podpisy już zdobył, a których jeszcze mu brakuje.</text:p>
      <text:p text:style-name="P43">Kierownik w momencie rejestracji wybiera dział, nad którym sprawuje wierzchnictwo. W tym momencie jest mu przypisane ID od 1 do 10, odpowiadające numerowi działu, którym się zajmuje (na przykład 1 – Dział Produkcji, 7 – Biuro Zarządu). Od tej pory dany kierownik może się zalogować w dowolnym momencie, aby zobaczyć listę kart do<text:s/>zaakceptowania, które otrzymał od pracowników, którzy założyli swoje konta.</text:p>
      <text:p text:style-name="P44"/>
      <text:p text:style-name="P45">W punktach:</text:p>
      <text:p text:style-name="P46">1) Kierownicy X, Y, Z zakładają konto</text:p>
      <text:p text:style-name="P47">2) Pracownicy 1, 2, 3 zakładają konto</text:p>
      <text:p text:style-name="P48">3) Automatycznie utworzone zostają karty obiegowe pracowników 1, 2 i 3</text:p>
      <text:p text:style-name="P49">4) Do panelu kierownika X trafiają trzy karty (pracownika 1, 2 i 3)</text:p>
      <text:p text:style-name="P50">5) Do panelu kierownika Y trafiają trzy karty (pracownika 1, 2 i 3)</text:p>
      <text:p text:style-name="P51">6) Do panelu kierownika Z trafiają trzy karty (pracownika 1, 2 i 3)</text:p>
      <text:p text:style-name="P52">7) Każdy z kierowników podejmuje decyzję dla każdego z pracowników indywidualnie</text:p>
      <text:p text:style-name="P53">8) Każdy z pracowników w dowolnym momencie może sprawdzić, czy na jego karcie znalazł się już podpis, czy też musi na niego zaczekać</text:p>
      <text:p text:style-name="P54"/>
      <text:p text:style-name="P55">Opinia końcowa</text:p>
      <text:p text:style-name="Standard"><text:span text:style-name="T56">Projekt niewątpliwie stawia wysokie wymagania i jest testem umiejętności ucznia. Wymaga<text:s/></text:span><text:span text:style-name="T57">praktycznego zastosowania wiedzy z wielu działów, takich jak zarządzanie bazami danych, stylizowanie strony internetowej, tworzenie mechaniki stron i tak dalej. Mówiąc wprost – jest to zadanie trudne i skomplikowane, wymagające przynajmniej kilku dni pracy</text:span><text:span text:style-name="T58"><text:s/>i wyszukiwania informacji, testowania i eliminowania błędów. Ponadto pole do popisu nie kończy się na obecnym stanie naszego projektu. Jesteśmy świadomi tego, ilu ulepszeń mógłby się on doczekać – stawiamy niestety czoła ograniczeniom, chociażby największ</text:span><text:span text:style-name="T59">emu z nich – czasowi. Niemniej czujemy pewną dumę widząc działający system, stworzony od zera, dzięki codziennej pracy dwójki uczniów.</text:span></text:p>
      <text:p text:style-name="Standard"/>
      <text:p text:style-name="Standard"><text:span text:style-name="T60">Co dał nam ten projekt?</text:span></text:p>
      <text:p text:style-name="Standard"><text:span text:style-name="T61">Jakub</text:span></text:p>
      <text:p text:style-name="Standard">Projekt postawił mnie przed nowymi wyzwaniami, pracowałem w języku i rozwiązaniach, w których nigdy wcześniej nie pracowałem.</text:p>
      <text:p text:style-name="Standard"><text:span text:style-name="T62">Szymon</text:span></text:p>
      <text:p text:style-name="Standard"><text:span text:style-name="T63">Dzięki temu projektowi znacznie poszerzyłem swoją wiedzę na temat stylizacji i budowy strony internetowej, a także poznałem pewne mechanizmy działania, kryjące się za frontendem systemów takich jak ten, który stwo</text:span><text:span text:style-name="T64">rzyliśmy. Ponadto sprawdziłem swoje umiejętności pracy w zespole i zorganizowania dzięki pracy w grupie z kolegą.</text:span></text:p>
      <text:p text:style-name="P65"/>
      <text:p text:style-name="P66"/>
      <text:p text:style-name="P67"/>
      <text:p text:style-name="P68"/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Bahnschrift SemiBold" svg:font-family="Bahnschrift SemiBold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11-17T17:54:00Z</meta:creation-date>
    <dc:date>2020-11-26T09:39:00Z</dc:date>
    <meta:template xlink:href="Normal.dotm" xlink:type="simple"/>
    <meta:editing-cycles>29</meta:editing-cycles>
    <meta:editing-duration>PT4560S</meta:editing-duration>
    <meta:document-statistic meta:page-count="2" meta:paragraph-count="7" meta:word-count="570" meta:character-count="3984" meta:row-count="28" meta:non-whitespace-character-count="3421"/>
  </office:meta>
</office:document-meta>
</file>